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 svg:font-family="'Arial Narrow', sans-serif"/>
    <style:font-face style:name="Arial1" svg:font-family="Arial, Tahoma, Helvetica, FreeSans, sans-serif"/>
    <style:font-face style:name="Bookman Old Style" svg:font-family="'Bookman Old Style', serif"/>
    <style:font-face style:name="Lohit Hindi1" svg:font-family="'Lohit Hindi'"/>
    <style:font-face style:name="Times New Roman1" svg:font-family="'Times New Roman', serif"/>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style:line-height-at-least="0.529cm" fo:text-align="center" style:justify-single-word="false" fo:orphans="2" fo:widows="2" fo:text-indent="0cm" style:auto-text-indent="false" fo:padding="0cm" fo:border="none"/>
      <style:text-properties fo:font-variant="normal" fo:text-transform="none" fo:color="#333333" style:font-name="Arial1" fo:font-size="10.5pt" fo:letter-spacing="normal" fo:language="fi" fo:country="FI" fo:font-style="normal" fo:font-weight="bold"/>
    </style:style>
    <style:style style:name="P3" style:family="paragraph" style:parent-style-name="Standard">
      <style:paragraph-properties fo:margin-left="0cm" fo:margin-right="0cm" style:line-height-at-least="0.529cm" fo:text-align="center" style:justify-single-word="false" fo:orphans="2" fo:widows="2" fo:text-indent="0cm" style:auto-text-indent="false" fo:padding="0cm" fo:border="none"/>
      <style:text-properties fo:font-variant="normal" fo:text-transform="none" fo:color="#333333" style:font-name="Arial1" fo:font-size="10.5pt" fo:letter-spacing="normal" fo:language="fi" fo:country="FI" fo:font-style="normal" fo:font-weight="bold"/>
    </style:style>
    <style:style style:name="P4"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5pt" fo:letter-spacing="normal" fo:font-style="normal" fo:font-weight="normal"/>
    </style:style>
    <style:style style:name="P5" style:family="paragraph" style:parent-style-name="Standard">
      <style:paragraph-properties fo:margin-left="0cm" fo:margin-right="0cm" style:line-height-at-least="0.529cm" fo:text-align="end" style:justify-single-word="false" fo:orphans="2" fo:widows="2" fo:text-indent="0cm" style:auto-text-indent="false"/>
      <style:text-properties fo:font-variant="normal" fo:text-transform="none" fo:color="#333333" style:font-name="Arial1" fo:font-size="10.5pt" fo:letter-spacing="normal" fo:font-style="normal" fo:font-weight="normal"/>
    </style:style>
    <style:style style:name="P6" style:family="paragraph" style:parent-style-name="Standard">
      <style:paragraph-properties fo:margin-left="0cm" fo:margin-right="0cm" style:line-height-at-least="0.529cm" fo:text-align="center" style:justify-single-word="false" fo:orphans="2" fo:widows="2" fo:text-indent="0cm" style:auto-text-indent="false"/>
      <style:text-properties fo:font-variant="normal" fo:text-transform="none" fo:color="#333333" style:font-name="Arial1" fo:font-size="10.5pt" fo:letter-spacing="normal" fo:font-style="normal" fo:font-weight="normal"/>
    </style:style>
    <style:style style:name="P7"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5pt" fo:letter-spacing="normal" fo:language="fi" fo:country="FI" fo:font-style="normal" fo:font-weight="normal"/>
    </style:style>
    <style:style style:name="P8"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5pt" fo:letter-spacing="normal" fo:language="fi" fo:country="FI" fo:font-style="normal" fo:font-weight="bold"/>
    </style:style>
    <style:style style:name="P9"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pt" fo:letter-spacing="normal" fo:language="sv" fo:country="SE" fo:font-style="italic" fo:font-weight="normal"/>
    </style:style>
    <style:style style:name="P10"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pt" fo:letter-spacing="normal" fo:language="fi" fo:country="FI" fo:font-style="italic" fo:font-weight="normal"/>
    </style:style>
    <style:style style:name="P11" style:family="paragraph" style:parent-style-name="Standard">
      <style:paragraph-properties fo:margin-left="0cm" fo:margin-right="0cm" style:line-height-at-least="0.529cm" fo:text-align="end" style:justify-single-word="false" fo:orphans="2" fo:widows="2" fo:text-indent="0cm" style:auto-text-indent="false"/>
      <style:text-properties fo:font-variant="normal" fo:text-transform="none" fo:color="#333333" fo:letter-spacing="normal"/>
    </style:style>
    <style:style style:name="P12"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Bookman Old Style" fo:font-size="10.5pt" fo:letter-spacing="normal" fo:language="pt" fo:country="BR" fo:font-style="normal" fo:font-weight="normal"/>
    </style:style>
    <style:style style:name="P13"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Bookman Old Style" fo:font-size="10.5pt" fo:letter-spacing="normal" fo:language="en" fo:country="ID" fo:font-style="normal" fo:font-weight="normal"/>
    </style:style>
    <style:style style:name="P14"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Bookman Old Style" fo:font-size="10.5pt" fo:letter-spacing="normal" fo:font-style="normal" fo:font-weight="normal"/>
    </style:style>
    <style:style style:name="P15" style:family="paragraph" style:parent-style-name="Standard">
      <style:paragraph-properties fo:margin-left="0cm" fo:margin-right="0cm" style:line-height-at-least="0.529cm" fo:text-align="end" style:justify-single-word="false" fo:orphans="2" fo:widows="2" fo:text-indent="0cm" style:auto-text-indent="false"/>
      <style:text-properties fo:font-variant="normal" fo:text-transform="none" fo:color="#333333" style:font-name="Bookman Old Style" fo:font-size="10pt" fo:letter-spacing="normal" fo:font-style="normal" fo:font-weight="bold"/>
    </style:style>
    <style:style style:name="P16" style:family="paragraph" style:parent-style-name="Standard">
      <style:paragraph-properties fo:margin-left="0cm" fo:margin-right="0cm" style:line-height-at-least="0.529cm" fo:text-align="center" style:justify-single-word="false" fo:orphans="2" fo:widows="2" fo:text-indent="0cm" style:auto-text-indent="false"/>
      <style:text-properties fo:font-variant="normal" fo:text-transform="none" fo:color="#333333" style:font-name="Bookman Old Style" fo:font-size="14pt" fo:letter-spacing="normal" fo:language="en" fo:country="US" fo:font-style="normal" style:text-underline-style="solid" style:text-underline-width="auto" style:text-underline-color="font-color" fo:font-weight="bold"/>
    </style:style>
    <style:style style:name="P17" style:family="paragraph" style:parent-style-name="Standard">
      <style:paragraph-properties fo:margin-left="0cm" fo:margin-right="0cm" style:line-height-at-least="0.529cm" fo:orphans="2" fo:widows="2" fo:text-indent="0cm" style:auto-text-indent="false"/>
      <style:text-properties fo:font-variant="normal" fo:text-transform="none" fo:color="#ff0000" style:font-name="Times New Roman1" fo:font-size="10pt" fo:letter-spacing="normal" fo:language="es" fo:country="ES" fo:font-style="italic" fo:font-weight="normal"/>
    </style:style>
    <style:style style:name="P18" style:family="paragraph" style:parent-style-name="Standard">
      <style:paragraph-properties fo:margin-left="0cm" fo:margin-right="0cm" style:line-height-at-least="0.529cm" fo:orphans="2" fo:widows="2" fo:text-indent="0cm" style:auto-text-indent="false"/>
      <style:text-properties fo:font-variant="normal" fo:text-transform="none" fo:color="#ff0000" style:font-name="Bookman Old Style" fo:font-size="10.5pt" fo:letter-spacing="normal" fo:font-style="normal" fo:font-weight="normal"/>
    </style:style>
    <style:style style:name="P19" style:family="paragraph" style:parent-style-name="Standard">
      <style:paragraph-properties fo:margin-left="0cm" fo:margin-right="0cm" style:line-height-at-least="0.529cm" fo:orphans="2" fo:widows="2" fo:text-indent="0cm" style:auto-text-indent="false"/>
    </style:style>
    <style:style style:name="P20" style:family="paragraph" style:parent-style-name="Standard">
      <style:paragraph-properties style:line-height-at-least="0.529cm" fo:orphans="2" fo:widows="2"/>
      <style:text-properties fo:font-variant="normal" fo:text-transform="none" fo:color="#333333" style:font-name="Arial1" fo:font-size="10.5pt" fo:letter-spacing="normal" fo:font-style="normal" fo:font-weight="normal"/>
    </style:style>
    <style:style style:name="P21" style:family="paragraph" style:parent-style-name="Standard">
      <style:paragraph-properties style:line-height-at-least="0.529cm" fo:text-align="center" style:justify-single-word="false" fo:orphans="2" fo:widows="2"/>
      <style:text-properties fo:font-variant="normal" fo:text-transform="none" fo:color="#333333" style:font-name="Arial1" fo:font-size="10.5pt" fo:letter-spacing="normal" fo:font-style="normal" fo:font-weight="normal"/>
    </style:style>
    <style:style style:name="P22" style:family="paragraph" style:parent-style-name="Standard">
      <style:paragraph-properties style:line-height-at-least="0.529cm" fo:orphans="2" fo:widows="2"/>
      <style:text-properties fo:font-variant="normal" fo:text-transform="none" fo:color="#333333" style:font-name="Arial1" fo:font-size="10.5pt" fo:letter-spacing="normal" fo:language="sv" fo:country="SE" fo:font-style="normal" fo:font-weight="normal"/>
    </style:style>
    <style:style style:name="P23" style:family="paragraph" style:parent-style-name="Standard">
      <style:paragraph-properties style:line-height-at-least="0.529cm" fo:orphans="2" fo:widows="2"/>
      <style:text-properties fo:font-variant="normal" fo:text-transform="none" fo:color="#333333" style:font-name="Arial1" fo:font-size="10.5pt" fo:letter-spacing="normal" fo:language="sv" fo:country="SE" fo:font-style="normal" fo:font-weight="bold"/>
    </style:style>
    <style:style style:name="P24" style:family="paragraph" style:parent-style-name="Standard">
      <style:paragraph-properties style:line-height-at-least="0.529cm" fo:orphans="2" fo:widows="2"/>
      <style:text-properties fo:font-variant="normal" fo:text-transform="none" fo:color="#333333" style:font-name="Arial1" fo:font-size="10.5pt" fo:letter-spacing="normal" fo:language="fi" fo:country="FI" fo:font-style="normal" fo:font-weight="normal"/>
    </style:style>
    <style:style style:name="P25" style:family="paragraph" style:parent-style-name="Standard">
      <style:paragraph-properties style:line-height-at-least="0.529cm" fo:orphans="2" fo:widows="2"/>
      <style:text-properties fo:font-variant="normal" fo:text-transform="none" fo:color="#333333" style:font-name="Arial1" fo:font-size="10.5pt" fo:letter-spacing="normal" fo:language="fi" fo:country="FI" fo:font-style="normal" fo:font-weight="bold"/>
    </style:style>
    <style:style style:name="P26" style:family="paragraph" style:parent-style-name="Standard">
      <style:paragraph-properties style:line-height-at-least="0.529cm" fo:text-align="end" style:justify-single-word="false" fo:orphans="2" fo:widows="2"/>
      <style:text-properties fo:font-variant="normal" fo:text-transform="none" fo:color="#333333" style:font-name="Arial1" fo:font-size="10.5pt" fo:letter-spacing="normal" fo:language="fi" fo:country="FI" fo:font-style="italic" fo:font-weight="normal"/>
    </style:style>
    <style:style style:name="P27" style:family="paragraph" style:parent-style-name="Standard">
      <style:paragraph-properties style:line-height-at-least="0.529cm" fo:orphans="2" fo:widows="2"/>
      <style:text-properties fo:font-variant="normal" fo:text-transform="none" fo:color="#333333" style:font-name="Arial1" fo:font-size="10.5pt" fo:letter-spacing="normal" fo:language="pt" fo:country="BR" fo:font-style="normal" fo:font-weight="normal"/>
    </style:style>
    <style:style style:name="P28" style:family="paragraph" style:parent-style-name="Standard">
      <style:paragraph-properties style:line-height-at-least="0.529cm" fo:orphans="2" fo:widows="2"/>
      <style:text-properties fo:font-variant="normal" fo:text-transform="none" fo:color="#333333" style:font-name="Arial1" fo:font-size="10.5pt" fo:letter-spacing="normal" fo:language="es" fo:country="ES" fo:font-style="normal" fo:font-weight="normal"/>
    </style:style>
    <style:style style:name="P29" style:family="paragraph" style:parent-style-name="Standard">
      <style:paragraph-properties style:line-height-at-least="0.529cm" fo:orphans="2" fo:widows="2"/>
      <style:text-properties fo:font-variant="normal" fo:text-transform="none" fo:color="#333333" style:font-name="Arial1" fo:font-size="10.5pt" fo:letter-spacing="normal" fo:language="es" fo:country="ES" fo:font-style="normal" fo:font-weight="bold"/>
    </style:style>
    <style:style style:name="P30" style:family="paragraph" style:parent-style-name="Standard">
      <style:paragraph-properties style:line-height-at-least="0.529cm" fo:orphans="2" fo:widows="2"/>
      <style:text-properties fo:font-variant="normal" fo:text-transform="none" fo:color="#333333" style:font-name="Arial1" fo:font-size="10pt" fo:letter-spacing="normal" fo:language="sv" fo:country="SE" fo:font-style="italic" fo:font-weight="normal"/>
    </style:style>
    <style:style style:name="P31" style:family="paragraph" style:parent-style-name="Standard">
      <style:paragraph-properties style:line-height-at-least="0.529cm" fo:orphans="2" fo:widows="2"/>
      <style:text-properties fo:font-variant="normal" fo:text-transform="none" fo:color="#333333" style:font-name="Arial1" fo:font-size="10pt" fo:letter-spacing="normal" fo:language="fi" fo:country="FI" fo:font-style="italic" fo:font-weight="normal"/>
    </style:style>
    <style:style style:name="P32" style:family="paragraph" style:parent-style-name="Standard">
      <style:paragraph-properties style:line-height-at-least="0.529cm" fo:orphans="2" fo:widows="2"/>
      <style:text-properties fo:font-variant="normal" fo:text-transform="none" fo:color="#333333" style:font-name="Arial1" fo:font-size="10pt" fo:letter-spacing="normal" fo:language="es" fo:country="ES" fo:font-style="italic" fo:font-weight="normal"/>
    </style:style>
    <style:style style:name="P33" style:family="paragraph" style:parent-style-name="Standard">
      <style:paragraph-properties style:line-height-at-least="0.529cm" fo:orphans="2" fo:widows="2"/>
      <style:text-properties fo:font-variant="normal" fo:text-transform="none" fo:color="#333333" fo:letter-spacing="normal"/>
    </style:style>
    <style:style style:name="P34" style:family="paragraph" style:parent-style-name="Standard">
      <style:paragraph-properties style:line-height-at-least="0.529cm" fo:orphans="2" fo:widows="2"/>
    </style:style>
    <style:style style:name="P35" style:family="paragraph" style:parent-style-name="Standard">
      <style:paragraph-properties fo:margin-left="1.27cm" fo:margin-right="0cm" style:line-height-at-least="0.529cm" fo:text-align="center" style:justify-single-word="false" fo:orphans="2" fo:widows="2" fo:text-indent="-1.27cm" style:auto-text-indent="false" fo:padding="0cm" fo:border="none"/>
      <style:text-properties fo:font-variant="normal" fo:text-transform="none" fo:color="#333333" style:font-name="Arial1" fo:font-size="10.5pt" fo:letter-spacing="normal" fo:language="pt" fo:country="BR" fo:font-style="normal" fo:font-weight="bold"/>
    </style:style>
    <style:style style:name="P36" style:family="paragraph" style:parent-style-name="Standard">
      <style:paragraph-properties fo:margin-left="1.27cm" fo:margin-right="0cm" style:line-height-at-least="0.529cm" fo:text-align="center" style:justify-single-word="false" fo:orphans="2" fo:widows="2" fo:text-indent="-1.27cm" style:auto-text-indent="false" fo:padding="0cm" fo:border="none"/>
      <style:text-properties fo:font-variant="normal" fo:text-transform="none" fo:color="#333333" style:font-name="Arial1" fo:font-size="10.5pt" fo:letter-spacing="normal" fo:language="fi" fo:country="FI" fo:font-style="normal" fo:font-weight="bold"/>
    </style:style>
    <style:style style:name="P37" style:family="paragraph" style:parent-style-name="Standard">
      <style:paragraph-properties style:line-height-at-least="0.529cm" fo:orphans="2" fo:widows="2"/>
      <style:text-properties fo:font-variant="normal" fo:text-transform="none" fo:color="#333333" style:font-name="Arial1" fo:font-size="10.5pt" fo:letter-spacing="normal" fo:language="fi" fo:country="FI" fo:font-style="normal" fo:font-weight="normal"/>
    </style:style>
    <style:style style:name="P38" style:family="paragraph" style:parent-style-name="Standard">
      <style:paragraph-properties style:line-height-at-least="0.529cm" fo:orphans="2" fo:widows="2"/>
      <style:text-properties fo:font-variant="normal" fo:text-transform="none" fo:color="#333333" style:font-name="Arial1" fo:font-size="10.5pt" fo:letter-spacing="normal" fo:font-style="normal" fo:font-weight="bold"/>
    </style:style>
    <style:style style:name="P39" style:family="paragraph" style:parent-style-name="Standard">
      <style:paragraph-properties style:line-height-at-least="0.529cm" fo:orphans="2" fo:widows="2"/>
      <style:text-properties fo:font-variant="normal" fo:text-transform="none" fo:color="#333333" style:font-name="Arial1" fo:font-size="10.5pt" fo:letter-spacing="normal" fo:font-style="normal" fo:font-weight="normal"/>
    </style:style>
    <style:style style:name="P40" style:family="paragraph" style:parent-style-name="Standard">
      <style:paragraph-properties style:line-height-at-least="0.529cm" fo:orphans="2" fo:widows="2"/>
      <style:text-properties fo:font-variant="normal" fo:text-transform="none" fo:color="#333333" style:font-name="Arial1" fo:font-size="10.5pt" fo:letter-spacing="normal" fo:language="sv" fo:country="SE" fo:font-style="normal" fo:font-weight="bold"/>
    </style:style>
    <style:style style:name="P41" style:family="paragraph" style:parent-style-name="Standard">
      <style:paragraph-properties style:line-height-at-least="0.529cm" fo:orphans="2" fo:widows="2"/>
      <style:text-properties fo:font-variant="normal" fo:text-transform="none" fo:color="#333333" style:font-name="Arial1" fo:font-size="10.5pt" fo:letter-spacing="normal" fo:font-style="italic" fo:font-weight="bold"/>
    </style:style>
    <style:style style:name="P42" style:family="paragraph" style:parent-style-name="Standard">
      <style:paragraph-properties style:line-height-at-least="0.529cm" fo:orphans="2" fo:widows="2"/>
      <style:text-properties fo:font-variant="normal" fo:text-transform="none" fo:color="#333333" fo:letter-spacing="normal"/>
    </style:style>
    <style:style style:name="P43" style:family="paragraph" style:parent-style-name="Standard">
      <style:paragraph-properties style:line-height-at-least="0.529cm" fo:orphans="2" fo:widows="2"/>
      <style:text-properties fo:font-variant="normal" fo:text-transform="none" fo:color="#ff0000" style:font-name="Arial1" fo:font-size="10pt" fo:letter-spacing="normal" fo:language="fi" fo:country="FI" fo:font-style="italic" fo:font-weight="normal"/>
    </style:style>
    <style:style style:name="P44"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5pt" fo:letter-spacing="normal" fo:font-style="normal" fo:font-weight="normal"/>
    </style:style>
    <style:style style:name="P45" style:family="paragraph" style:parent-style-name="Standard">
      <style:paragraph-properties fo:margin-left="0cm" fo:margin-right="0cm" style:line-height-at-least="0.529cm" fo:text-align="end" style:justify-single-word="false" fo:orphans="2" fo:widows="2" fo:text-indent="0cm" style:auto-text-indent="false"/>
      <style:text-properties fo:font-variant="normal" fo:text-transform="none" fo:color="#333333" style:font-name="Arial1" fo:font-size="10.5pt" fo:letter-spacing="normal" fo:font-style="normal" fo:font-weight="normal"/>
    </style:style>
    <style:style style:name="P46"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5pt" fo:letter-spacing="normal" fo:language="fi" fo:country="FI" fo:font-style="normal" fo:font-weight="normal"/>
    </style:style>
    <style:style style:name="P47"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pt" fo:letter-spacing="normal" fo:language="fi" fo:country="FI" fo:font-style="italic" fo:font-weight="normal"/>
    </style:style>
    <style:style style:name="P48" style:family="paragraph" style:parent-style-name="Standard">
      <style:paragraph-properties fo:margin-left="0cm" fo:margin-right="0cm" style:line-height-at-least="0.529cm" fo:orphans="2" fo:widows="2" fo:text-indent="0cm" style:auto-text-indent="false"/>
      <style:text-properties fo:font-variant="normal" fo:text-transform="none" fo:color="#333333" style:font-name="Arial1" fo:font-size="10pt" fo:letter-spacing="normal" fo:font-style="italic" fo:font-weight="normal"/>
    </style:style>
    <style:style style:name="P49" style:family="paragraph" style:parent-style-name="Standard">
      <style:paragraph-properties fo:margin-left="0cm" fo:margin-right="0cm" style:line-height-at-least="0.529cm" fo:orphans="2" fo:widows="2" fo:text-indent="0cm" style:auto-text-indent="false"/>
      <style:text-properties fo:font-variant="normal" fo:text-transform="none" fo:color="#ff0000" style:font-name="Times New Roman1" fo:font-size="10pt" fo:letter-spacing="normal" fo:language="es" fo:country="ES" fo:font-style="italic" fo:font-weight="normal"/>
    </style:style>
    <style:style style:name="P50" style:family="paragraph" style:parent-style-name="Standard">
      <style:paragraph-properties fo:margin-left="0cm" fo:margin-right="0cm" style:line-height-at-least="0.529cm" fo:orphans="2" fo:widows="2" fo:text-indent="0cm" style:auto-text-indent="false"/>
    </style:style>
    <style:style style:name="T1" style:family="text">
      <style:text-properties fo:language="fi" fo:country="FI"/>
    </style:style>
    <style:style style:name="T2" style:family="text">
      <style:text-properties fo:language="fi" fo:country="FI" fo:font-weight="bold"/>
    </style:style>
    <style:style style:name="T3" style:family="text">
      <style:text-properties fo:language="fi" fo:country="FI" fo:font-style="italic"/>
    </style:style>
    <style:style style:name="T4" style:family="text">
      <style:text-properties fo:language="fi" fo:country="FI" fo:font-style="italic" fo:font-weight="bold"/>
    </style:style>
    <style:style style:name="T5" style:family="text">
      <style:text-properties fo:language="sv" fo:country="SE"/>
    </style:style>
    <style:style style:name="T6" style:family="text">
      <style:text-properties fo:language="sv" fo:country="SE" fo:font-weight="bold"/>
    </style:style>
    <style:style style:name="T7" style:family="text">
      <style:text-properties fo:language="sv" fo:country="SE" fo:font-style="italic"/>
    </style:style>
    <style:style style:name="T8" style:family="text">
      <style:text-properties fo:language="sv" fo:country="SE" fo:font-style="italic" fo:font-weight="bold"/>
    </style:style>
    <style:style style:name="T9" style:family="text">
      <style:text-properties fo:language="sv" fo:country="SE" fo:font-style="normal" fo:font-weight="normal"/>
    </style:style>
    <style:style style:name="T10" style:family="text">
      <style:text-properties fo:font-style="italic"/>
    </style:style>
    <style:style style:name="T11" style:family="text">
      <style:text-properties fo:font-style="italic" fo:font-weight="bold"/>
    </style:style>
    <style:style style:name="T12" style:family="text">
      <style:text-properties fo:font-weight="bold"/>
    </style:style>
    <style:style style:name="T13" style:family="text">
      <style:text-properties fo:font-size="10pt" fo:language="fi" fo:country="FI" fo:font-style="italic"/>
    </style:style>
    <style:style style:name="T14" style:family="text">
      <style:text-properties fo:font-size="10pt" fo:language="fi" fo:country="FI" fo:font-style="italic" fo:font-weight="bold"/>
    </style:style>
    <style:style style:name="T15" style:family="text">
      <style:text-properties fo:font-size="10pt" fo:language="pt" fo:country="BR" fo:font-style="italic"/>
    </style:style>
    <style:style style:name="T16" style:family="text">
      <style:text-properties fo:font-size="10pt" fo:language="pt" fo:country="BR" fo:font-style="italic" fo:font-weight="bold"/>
    </style:style>
    <style:style style:name="T17" style:family="text">
      <style:text-properties fo:font-size="10pt" fo:language="sv" fo:country="SE" fo:font-style="italic"/>
    </style:style>
    <style:style style:name="T18" style:family="text">
      <style:text-properties fo:font-size="10pt" fo:language="sv" fo:country="SE" fo:font-style="italic" fo:font-weight="bold"/>
    </style:style>
    <style:style style:name="T19" style:family="text">
      <style:text-properties fo:font-size="10pt" fo:language="en" fo:country="US" fo:font-style="italic"/>
    </style:style>
    <style:style style:name="T20" style:family="text">
      <style:text-properties fo:font-variant="normal" fo:text-transform="none" fo:color="#333333" style:font-name="Arial1" fo:font-size="10.5pt" fo:letter-spacing="normal" fo:language="fi" fo:country="FI" fo:font-style="normal" fo:font-weight="bold"/>
    </style:style>
    <style:style style:name="T21" style:family="text">
      <style:text-properties fo:font-variant="normal" fo:text-transform="none" fo:color="#333333" style:font-name="Arial1" fo:font-size="10.5pt" fo:letter-spacing="normal" fo:font-style="normal" fo:font-weight="normal"/>
    </style:style>
    <style:style style:name="T22" style:family="text">
      <style:text-properties fo:font-variant="normal" fo:text-transform="none" fo:color="#333333" style:font-name="Arial1" fo:font-size="10.5pt" fo:letter-spacing="normal" fo:language="sv" fo:country="SE" fo:font-style="normal" fo:font-weight="normal"/>
    </style:style>
    <style:style style:name="T23" style:family="text">
      <style:text-properties fo:font-variant="normal" fo:text-transform="none" fo:color="#333333" style:font-name="Arial1" fo:font-size="10pt" fo:letter-spacing="normal" fo:language="sv" fo:country="SE" fo:font-style="italic" fo:font-weight="normal"/>
    </style:style>
    <style:style style:name="T24" style:family="text">
      <style:text-properties fo:font-variant="normal" fo:text-transform="none" fo:color="#333333" style:font-name="Arial1" fo:font-size="10pt" fo:letter-spacing="normal" fo:language="fi" fo:country="FI" fo:font-style="italic" fo:font-weight="normal"/>
    </style:style>
    <style:style style:name="T25" style:family="text">
      <style:text-properties fo:font-variant="normal" fo:text-transform="none" fo:color="#333333" style:font-name="Arial1" fo:font-size="10pt" fo:letter-spacing="normal" fo:language="it" fo:country="IT" fo:font-style="italic" fo:font-weight="normal"/>
    </style:style>
    <style:style style:name="T26" style:family="text">
      <style:text-properties fo:font-variant="normal" fo:text-transform="none" fo:color="#ff0000" style:text-line-through-style="none" style:font-name="Arial Narrow" fo:font-size="10pt" fo:letter-spacing="normal" fo:language="en" fo:country="US" fo:font-style="italic" style:text-underline-style="none" fo:font-weight="bold" style:text-blinking="false"/>
    </style:style>
    <style:style style:name="T27" style:family="text">
      <style:text-properties fo:font-variant="normal" fo:text-transform="none" fo:color="#ff0000" style:font-name="Arial1" fo:font-size="10.5pt" fo:letter-spacing="normal" fo:font-style="normal" fo:font-weight="normal"/>
    </style:style>
    <style:style style:name="T28" style:family="text">
      <style:text-properties fo:font-variant="normal" fo:text-transform="none" fo:color="#ff0000" style:font-name="Arial1" fo:font-size="10pt" fo:letter-spacing="normal" fo:language="fi" fo:country="FI" fo:font-style="italic" fo:font-weight="normal"/>
    </style:style>
    <style:style style:name="T29" style:family="text">
      <style:text-properties fo:font-variant="normal" fo:text-transform="none" fo:color="#ff0000" style:font-name="Arial1" fo:font-size="10pt" fo:letter-spacing="normal" fo:language="es" fo:country="ES" fo:font-style="italic" fo:font-weight="normal"/>
    </style:style>
    <style:style style:name="T30" style:family="text">
      <style:text-properties fo:font-variant="normal" fo:text-transform="none" fo:color="#ff0000" style:font-name="Arial1" fo:font-size="10pt" fo:letter-spacing="normal" fo:language="sv" fo:country="SE" fo:font-style="italic" fo:font-weight="normal"/>
    </style:style>
    <style:style style:name="T31" style:family="text">
      <style:text-properties fo:font-variant="normal" fo:text-transform="none" fo:color="#993322" style:text-line-through-style="none" style:font-name="Arial Narrow" fo:font-size="10pt" fo:letter-spacing="normal" fo:language="en" fo:country="US" fo:font-style="italic" style:text-underline-style="none" fo:font-weight="bold" style:text-blinking="false"/>
    </style:style>
    <style:style style:name="T32" style:family="text">
      <style:text-properties fo:font-variant="normal" fo:text-transform="none" fo:color="#993322" style:text-line-through-style="none" style:font-name="Arial Narrow" fo:font-size="12pt" fo:letter-spacing="normal" fo:language="en" fo:country="US" fo:font-style="normal" style:text-underline-style="none" fo:font-weight="normal" style:text-blinking="false"/>
    </style:style>
    <style:style style:name="T33" style:family="text">
      <style:text-properties fo:font-variant="normal" fo:text-transform="none" fo:color="#993322" style:text-line-through-style="none" style:font-name="Arial Narrow" fo:font-size="12pt" fo:letter-spacing="normal" fo:language="en" fo:country="US" fo:font-style="normal" style:text-underline-style="none" fo:font-weight="bold" style:text-blinking="false"/>
    </style:style>
    <style:style style:name="T34" style:family="text">
      <style:text-properties fo:color="#ff0000" fo:language="fi" fo:country="FI"/>
    </style:style>
    <style:style style:name="T35" style:family="text">
      <style:text-properties fo:color="#ff0000" fo:font-size="10pt" fo:language="fi" fo:country="FI" fo:font-style="italic"/>
    </style:style>
    <style:style style:name="T36" style:family="text">
      <style:text-properties fo:color="#ff0000" style:font-name="Bookman Old Style"/>
    </style:style>
    <style:style style:name="T37" style:family="text">
      <style:text-properties style:font-name="Arial1" fo:font-size="10.5pt" fo:language="sv" fo:country="SE" fo:font-style="normal" fo:font-weight="normal"/>
    </style:style>
    <style:style style:name="T38" style:family="text">
      <style:text-properties style:font-name="Arial1" fo:font-size="10.5pt" fo:language="sv" fo:country="SE" fo:font-style="italic" fo:font-weight="bold"/>
    </style:style>
    <style:style style:name="T39" style:family="text">
      <style:text-properties style:font-name="Arial1" fo:font-size="10.5pt" fo:font-style="normal" fo:font-weight="normal"/>
    </style:style>
    <style:style style:name="T40" style:family="text">
      <style:text-properties style:font-name="Arial1" fo:font-size="10.5pt" fo:language="pt" fo:country="BR" fo:font-style="normal" fo:font-weight="normal"/>
    </style:style>
    <style:style style:name="T41" style:family="text">
      <style:text-properties style:font-name="Arial1" fo:font-size="10.5pt" fo:language="pt" fo:country="BR" fo:font-style="italic" fo:font-weight="normal"/>
    </style:style>
    <style:style style:name="T42" style:family="text">
      <style:text-properties style:font-name="Arial1" fo:font-size="10.5pt" fo:language="fi" fo:country="FI" fo:font-style="normal" fo:font-weight="normal"/>
    </style:style>
    <style:style style:name="T43" style:family="text">
      <style:text-properties style:font-name="Arial1" fo:font-size="10.5pt" fo:language="fi" fo:country="FI" fo:font-style="italic" fo:font-weight="normal"/>
    </style:style>
    <style:style style:name="T44" style:family="text">
      <style:text-properties style:font-name="Arial1" fo:font-size="10pt" fo:language="fi" fo:country="FI" fo:font-style="italic" fo:font-weight="normal"/>
    </style:style>
    <style:style style:name="T45" style:family="text">
      <style:text-properties style:font-name="Arial1" fo:font-size="10pt" fo:language="sv" fo:country="SE" fo:font-style="italic" fo:font-weight="normal"/>
    </style:style>
    <style:style style:name="T46" style:family="text">
      <style:text-properties fo:language="pt" fo:country="BR" fo:font-weight="bold"/>
    </style:style>
    <style:style style:name="T47" style:family="text">
      <style:text-properties fo:language="pt" fo:country="BR" fo:font-style="italic"/>
    </style:style>
    <style:style style:name="T48" style:family="text">
      <style:text-properties fo:language="pt" fo:country="BR" fo:font-style="normal" fo:font-weight="normal"/>
    </style:style>
    <style:style style:name="T49" style:family="text">
      <style:text-properties fo:font-size="11pt" fo:language="fi" fo:country="FI" fo:font-style="italic" fo:font-weight="bold"/>
    </style:style>
    <style:style style:name="T50" style:family="text">
      <style:text-properties style:font-name="Bookman Old Style"/>
    </style:style>
    <style:style style:name="T51" style:family="text">
      <style:text-properties style:font-name="Bookman Old Style" fo:language="en" fo:country="US"/>
    </style:style>
    <style:style style:name="T52" style:family="text">
      <style:text-properties style:font-name="Bookman Old Style" fo:font-size="10pt" fo:language="en" fo:country="US" fo:font-weight="bold"/>
    </style:style>
    <style:style style:name="T53" style:family="text">
      <style:text-properties style:font-name="Bookman Old Style" fo:font-size="10pt" fo:font-weight="bold"/>
    </style:style>
    <style:style style:name="T54" style:family="text">
      <style:text-properties style:font-name="Bookman Old Style" fo:font-size="10pt" fo:font-style="normal" fo:font-weight="bold"/>
    </style:style>
    <style:style style:name="T55" style:family="text">
      <style:text-properties style:font-name="Bookman Old Style" fo:language="pt" fo:country="BR"/>
    </style:style>
    <style:style style:name="T56" style:family="text">
      <style:text-properties fo:color="#993322" style:text-line-through-style="none" style:font-name="Arial Narrow" fo:font-size="10pt" fo:language="en" fo:country="US" fo:font-style="italic" style:text-underline-style="none" fo:font-weight="bold" style:text-blinking="false"/>
    </style:style>
    <style:style style:name="T57" style:family="text">
      <style:text-properties fo:font-size="10.5pt" fo:language="sv" fo:country="SE"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2-06-20T11:56:49</dc:date><text:p>&lt;!--StartFragment--&gt;</text:p></office:annotation>\newcommand{\BU}[1]{\begin{itemize} \item[U:] #1 \end{itemize}}</text:p>
      <text:p text:style-name="P1">\newcommand{\BI}[1]{\begin{itemize} \item[I:] #1 \end{itemize}}</text:p>
      <text:p text:style-name="P1">\newcommand{\BP}[1]{\begin{itemize} \item[P:] #1 \end{itemize}}</text:p>
      <text:p text:style-name="P1">\newcommand{\BPL}[1]{\begin{itemize} \item[Anto:] #1 \end{itemize}}</text:p>
      <text:p text:style-name="P1">\newcommand{\BPW}[1]{\begin{itemize} \item[Zeli:] #1 \end{itemize}}</text:p>
      <text:p text:style-name="P1">\newcommand{\BPLW}[1]{\begin{itemize} \item[A+Z:] #1 \end{itemize}}</text:p>
      <text:p text:style-name="P1">\newcommand{\BOT}[1]{\begin{itemize} \item[OT:] #1 \end{itemize}}</text:p>
      <text:p text:style-name="P1">\newcommand{\BS}[1]{\begin{itemize} \item[Saksi:] #1 \end{itemize}}</text:p>
      <text:p text:style-name="P1">\newcommand{\BW}[1]{\begin{itemize} \item[Wakil:] #1 \end{itemize}}</text:p>
      <text:p text:style-name="P1">\newcommand{\bpcamantri}{Yohanes Subaryadi }</text:p>
      <text:p text:style-name="P1">\newcommand{\ibucamantri}{Veronika Suwardiyanti }</text:p>
      <text:p text:style-name="P1">\newcommand{\bpcamantra}{Yohanes Sudarmadi }</text:p>
      <text:p text:style-name="P1">\newcommand{\ibucamantra}{Anastasia Djuwarni }</text:p>
      <text:p text:style-name="P1">\newcommand{\saksisatu}{Bapak Drs. B. Kusmanto }</text:p>
      <text:p text:style-name="P1">\newcommand{\saksidua}{Bapak Drs. Neo Suradi }</text:p>
      <text:p text:style-name="P1">\newcommand{\romo}{Robertus Triwidodo, Pr }</text:p>
      <text:p text:style-name="P1">\newcommand{\camantri}{R Zeli Puspitasari}</text:p>
      <text:p text:style-name="P1">\newcommand{\camantra}{FX Arie Wibowo Sudaryanto}</text:p>
      <text:p text:style-name="P1">\newcommand{\namagereja}{Gereja Bunda Maria Maguwo }</text:p>
      <text:p text:style-name="Text_20_body"><office:annotation><dc:date>2012-06-20T11:56:49</dc:date><text:p>&lt;!--EndFragment--&gt;</text:p></office:annotation></text:p>
      <text:p text:style-name="P3">\chapter*{RITUS PEMBUKA}</text:p>
      <text:p text:style-name="P4"/>
      <text:p text:style-name="P4"/>
      <text:p text:style-name="P8">\section*{PENYAMBUTAN CALON MEMPELAI}</text:p>
      <text:p text:style-name="P4"/>
      <text:p text:style-name="P4">\subsection*{\textit{Percikan air suci}</text:p>
      <text:p text:style-name="P20"><text:span text:style-name="T1">\BI{Semoga Allah memberi rahmat dan berkat, a</text:span><text:span text:style-name="T5">gar Saudara-saudari menghadap kepada-Nya dengan hati yang suci.}</text:span></text:p>
      <text:p text:style-name="P22">\BU{Amin}</text:p>
      <text:p text:style-name="P20"/>
      <text:p text:style-name="P20"><text:span text:style-name="T5">\BI{Selamat datang, Saudara-saudari yang dikasihi Tuhan. Kita berhimpun di sini untuk mengawali perayaan perkawinan \camantra dan</text:span><text:span text:style-name="T8"> \camantri </text:span><text:span text:style-name="T5">Gereja menyambut Saudara-saudari dan ikut bergembira dalam perayaan kasih ini.}</text:span></text:p>
      <text:p text:style-name="P20"/>
      <text:p text:style-name="P22">\WK{Romo <text:span text:style-name="T11">\namaromo </text:span>yang terhormat, seluruh keluarga \namaortuP dan \namaortuW<text:span text:style-name="T11"> </text:span>hendak mengantar \camantra dan <text:span text:style-name="T11">\camantri </text:span>Memasuki hidup perkawinan. Kami nohon agar perkawinan mereka diteguhkan dan diberkati sesuai dengan ajaran dan tata perayaan Gereja Katolik.</text:p>
      <text:p text:style-name="P20"/>
      <text:p text:style-name="P31">Tanggapan dan ajakan Imam:</text:p>
      <text:p text:style-name="P20"/>
      <text:p text:style-name="P24">\BI{Sekarang, marilah kita masuk ke rumah Tuhan dan menyerahkan seluruh harapan serta doa-doa kita kepada-Nya. Semoga kita boleh mengalami kasih setia Tuhan yang menghidupkan dan menguduskan kita, umat-Nya.}</text:p>
      <text:p text:style-name="P20"/>
      <text:p text:style-name="P20"><text:span text:style-name="T2">\section*{PERARAKAN (</text:span><text:span text:style-name="T14">umat berdiri)}</text:span></text:p>
      <text:p text:style-name="P20"><text:soft-page-break/></text:p>
      <text:p text:style-name="P24">Nyanyian /Antifon Pembuka (mengiringi perarakan)</text:p>
      <text:p text:style-name="P33">           </text:p>
      <text:p text:style-name="P20"><text:span text:style-name="T46">\section*{TANDA SALIB DAN SALAM ( </text:span><text:span text:style-name="T16">umat berdiri</text:span> <text:span text:style-name="T46">)}</text:span></text:p>
      <text:p text:style-name="P20"/>
      <text:p text:style-name="P20"><text:span text:style-name="T5">\BI{Dalam nama Bapa </text:span>✠<text:span text:style-name="T5">dan Putra dan Roh Kudus}</text:span></text:p>
      <text:p text:style-name="P24">\BU{Amin}</text:p>
      <text:p text:style-name="P24">\BI{Rahmat Tuhan kita Yesus Kristus, cinta kasih Allah, dan persekutuan Roh Kudus bersamamu.}</text:p>
      <text:p text:style-name="P22">\BU{Dan bersama rohmu}</text:p>
      <text:p text:style-name="P20"/>
      <text:p text:style-name="P20"/>
      <text:p text:style-name="P20"/>
      <text:p text:style-name="P20"/>
      <text:p text:style-name="P23">\section*{KATA PEMBUKA}</text:p>
      <text:p text:style-name="P20"/>
      <text:p text:style-name="P22">\BI{Saudara-saudari terkasih,</text:p>
      <text:p text:style-name="P33"><text:span text:style-name="T37"/></text:p>
      <text:p text:style-name="P33"><text:span text:style-name="T37">Khususnya keluarga dan sahabat kedua calon mempelai, dengan penuh suka cita kita berkumpul di rumah Tuhan bersama </text:span><text:span text:style-name="T38">\camantra</text:span><text:span text:style-name="T37"> dan \camantri</text:span><text:span text:style-name="T38"> </text:span><text:span text:style-name="T37">yang pada hari ini bermaksud meneguhkan ikatan kasih mereka dalam perkawinan suci. Bagi mereka hari ini sangatlah istimewa. Kita akan mendengarkan sabda Tuhan, yang ditujukan kepada mereka, namun juga kepada kita semua. Marilah menopang keinginan mereka dengan doa-doa yang tulus. Semoga Allah memberkati keluarga yang akan mereka bangun mulai hari ini.}</text:span></text:p>
      <text:p text:style-name="P20"/>
      <text:p text:style-name="P33"><text:span text:style-name="T39">\subsection*{Madah Kemuliaan}</text:span></text:p>
      <text:p text:style-name="P20"/>
      <text:p text:style-name="P20"/>
      <text:p text:style-name="P20"><text:span text:style-name="T46">\section*{DOA PEMBUKA                                                          </text:span><text:span text:style-name="T16">umat</text:span> <text:span text:style-name="T15">berdiri}</text:span></text:p>
      <text:p text:style-name="P20"/>
      <text:p text:style-name="P27">\BI{Marilah kita berdoa <text:span text:style-name="T10">(hening sejenak)</text:span></text:p>
      <text:p text:style-name="P33"/>
      <text:p text:style-name="P33"><text:span text:style-name="T40">Allah, Pencipta yang penuh kasih, Engkau telah menuntun kedua calon mempelai ini dalam perjalanan untuk saling mengasihi. Kukuhkanlah cinta dan keinginan luhur mereka yang melandasi ikrar untuk saling mengikatkan diri di hadapan-Mu. Limpahkanlah rahmat-Mu atas mereka. Buatlah mereka pantas dan kudus, agar mampu menjadi tanda kehadiran-Mu yang nyata. Dengan pengantaraan Yesus Kristus, Putra-Mu, Tuhan kami, yang bersama dengan Dikau dalam persatuan Roh Kudus, hidup dan berkuasa, Allah, sepanjang segala masa.}</text:span></text:p>
      <text:p text:style-name="P33"><text:span text:style-name="T40"/></text:p>
      <text:p text:style-name="P27">\BU{Amin.}</text:p>
      <text:p text:style-name="P20"/>
      <text:p text:style-name="P20"/>
      <text:p text:style-name="P20"/>
      <text:p text:style-name="P35">\chapter*{LITURGI SABDA}</text:p>
      <text:p text:style-name="P20"/>
      <text:p text:style-name="P4"><text:span text:style-name="T26"/></text:p>
      <text:p text:style-name="P20"><text:span text:style-name="T46">\subsection*{Bacaan  </text:span><text:span text:style-name="T47">(umat duduk)}</text:span></text:p>
      <text:p text:style-name="P33"><text:soft-page-break/>                                                                                    <text:span text:style-name="T41">Ef 5:2ª.25-32</text:span></text:p>
      <text:p text:style-name="P27">\BL{Pembacaan dari Surat Rasul Paulus kepada umat di Efesus.</text:p>
      <text:p text:style-name="P33">      </text:p>
      <text:p text:style-name="P33">   <text:span text:style-name="T41">Rahasia yang diwahyukan ini agung, yang kumaksudkan ialah hubungan Kristus dengan Gereja.</text:span></text:p>
      <text:p text:style-name="P20"/>
      <text:p text:style-name="P33">         <text:span text:style-name="T40">Saudara-saudari, - hiduplah di dalam cinta kasih, - sebagaimana Kristus telah mengasihi kita, - dan mengurbankan diri-Nya untuk kita.</text:span></text:p>
      <text:p text:style-name="P33"/>
      <text:p text:style-name="P33">         <text:span text:style-name="T40">Suami hendaklah menaruh cinta kasih kepada istrinya – sebagaimana Kristus menaruh cinta kasih kepada Gereja. – Ia menyerahkan diri bagi Gereja – untuk menguduskannya dengan pembasuhan air dan sabda kehidupan. – Dengan demikian – Kristus memperlihatkan Gereja-Nya – mulia, tak bercela, tanpa kerut dan cacat lain, - tetapi kudus dan murni.</text:span></text:p>
      <text:p text:style-name="P33"/>
      <text:p text:style-name="P33">         <text:span text:style-name="T40">Begitu pula – suami harus mencintai istrinya – seperti dirinya sendiri. – Tak seorang pun pernah membenci tubuhnya. – Sebaliknya – ia memelihara dan menjaganya – seperti Kristus – terhadap Gereja. – Kita adalah anggota tubuh Kristus. – Karena itu – pria harus meninggalkan ibu-bapa, - dan mengikatkan diri pada istrinya. – Dan keduanya akan bersatu jiwa raganya.</text:span></text:p>
      <text:p text:style-name="P33"/>
      <text:p text:style-name="P33">         <text:span text:style-name="T40">Rahasia yang diwahyukan ini – sungguh agung, - yang kumaksudkan ialah – hubungan Kristus dengan Gereja.</text:span></text:p>
      <text:p text:style-name="P33"><text:span text:style-name="T40"/></text:p>
      <text:p text:style-name="P33"><text:span text:style-name="T40">Demikianlah sabda Tuhan.</text:span></text:p>
      <text:p text:style-name="P24"/>
      <text:p text:style-name="P24">\BU{ Syukur kepada Allah<text:span text:style-name="T12">.}</text:span></text:p>
      <text:p text:style-name="P20"/>
      <text:p text:style-name="P20"/>
      <text:p text:style-name="P25">\subsection*{Mazmur Tanggapan}</text:p>
      <text:p text:style-name="P20"/>
      <text:p text:style-name="P38"><text:span text:style-name="T1">\subsection*{Bait Pengantar Injil}</text:span></text:p>
      <text:p text:style-name="P24"/>
      <text:p text:style-name="P24">\begin{quote}</text:p>
      <text:p text:style-name="P24">Alleluia.</text:p>
      <text:p text:style-name="P33"/>
      <text:p text:style-name="P33">         <text:span text:style-name="T42">Bila kita saling menaruh cinta kasih, Tuhan beserta kita, dan cinta kasih-Nya pada kita jadilah sempurna.</text:span></text:p>
      <text:p text:style-name="P24"/>
      <text:p text:style-name="P24">Alleluia.</text:p>
      <text:p text:style-name="P20">\end{quote}</text:p>
      <text:p text:style-name="P20"/>
      <text:p text:style-name="P20"><text:span text:style-name="T2">\subsection*{Bacaan Injil}</text:span></text:p>
      <text:p text:style-name="P20"><text:span text:style-name="T2"/></text:p>
      <text:p text:style-name="P33">\BI{<text:span text:style-name="T42">Tuhan bersamamu.}</text:span></text:p>
      <text:p text:style-name="P24">\BU{Dan bersama rohmu}</text:p>
      <text:p text:style-name="P24">\BI{Inilah Injil Yesus Kristus menurut Yohanes.}</text:p>
      <text:p text:style-name="P24">\BU{Dimuliakanlah Tuhan}</text:p>
      <text:p text:style-name="P26"><text:soft-page-break/>Yoh 2:1-11</text:p>
      <text:p text:style-name="P33">         <text:span text:style-name="T43">Yesus mulai mengajarkan tanda-tanda-Nya di kota Kana di Galilea.</text:span></text:p>
      <text:p text:style-name="P20"/>
      <text:p text:style-name="P33">         <text:span text:style-name="T42">Pada suatu hari – diadakan perkawinan di kana  di Galilea – Ibunda Yesus hadir di situ. – Yesus dan para murid-Nya di undang juga ke pesta perkawinan itu. – Ketika mereka kekurangan anggur, - Ibunda Yesus berkata, - Mereka kekurangan anggur.</text:span></text:p>
      <text:p text:style-name="P33"/>
      <text:p text:style-name="P33">         <text:span text:style-name="T42">Jawab Yesus, - “Itu kan bukan urusan-Ku, Ibu. – Saat-Ku belum tiba.” – Tetapi Ibunda Yesus berkata kepada para pelayan, - “Lakukanlah – apa saja yang dikatakan-Nya kepadamu.”</text:span></text:p>
      <text:p text:style-name="P33"/>
      <text:p text:style-name="P33">         <text:span text:style-name="T42">Di situ tersedia enam tempayan – untuk pembasuhan menurut adat orang Yahudi, - masing-masing isinya sekitar seratus liter. – Yesus berkata kepada para pelayan, - isilah tempayan-tempayan ini dengan air.” – Mereka pun mengisinya sampai penuh. – Lalu Yesus berkata kepada mereka, - “Nah, cedoklah, - dan bawalah kepada pemimpin pesta.” – Mereka membawanya.</text:span></text:p>
      <text:p text:style-name="P33"/>
      <text:p text:style-name="P33">         <text:span text:style-name="T42">Setelah pemimpin pesta – mengecap air yang telah menjadi anggur, - ia memanggil pengantin pria. – Ia tidak tahu – dari mana datangnya anggur itu; - yang tahu hanya para pelayan. – Maka pemimpin pesta berkata kepada pengantin pria. – Biasanya anggur yang baik dihidangkan lebih dahulu. – Sesudah orang puas minum, - barulah yang kurang baik. – Akan tetapi engkau menyimpan anggur yang baik sampai sekarang!” Demikianlah Yesus mengerjakan tanda-tanda-Nya – di kota Kana di Galilea.</text:span></text:p>
      <text:p text:style-name="P24"/>
      <text:p text:style-name="P24">\BI{Demikianlah Injil Tuhan.}</text:p>
      <text:p text:style-name="P24"/>
      <text:p text:style-name="P24">\BU{Terpujilah Kristus<text:span text:style-name="T12">.}</text:span></text:p>
      <text:p text:style-name="P20"/>
      <text:p text:style-name="P20"/>
      <text:p text:style-name="P24">\section*{HOMILI (<text:span text:style-name="T10">umat duduk</text:span>)}</text:p>
      <text:p text:style-name="P4"><text:span text:style-name="T26"/></text:p>
      <text:p text:style-name="P35">\chapter*{PERAYAAN – LITURGI  PERKAWINAN}</text:p>
      <text:p text:style-name="P20"/>
      <text:p text:style-name="P4"><text:span text:style-name="T26"/></text:p>
      <text:p text:style-name="P34"><text:span text:style-name="T20">\section*{MOHON RESTU</text:span><text:a xlink:type="simple" xlink:href="http://www.blogger.com/post-create.g?blogID=334225927294605099#_ftn8" office:name="_ftnref8"><text:span text:style-name="T33">}</text:span></text:a></text:p>
      <text:p text:style-name="P4"/>
      <text:p text:style-name="P20"><text:span text:style-name="T35">\B</text:span><text:span text:style-name="T1">I{\camantra dan \camantri, sebelum perayaan perkawinan Gereja kita laksanakan, kami persilahkan kalian berdua terlebih dahulu menghadap kedua orangtua kalian untuk mohon restu bagi perjalanan hidup yang hendak kalian awali ini.}</text:span></text:p>
      <text:p text:style-name="P20"/>
      <text:p text:style-name="P10">\subsubsection*{\textit{Sementara itu dapat diiringi nyanyian yang sesuai dengan maksud ritus ini.}}</text:p>
      <text:p text:style-name="P20"/>
      <text:p text:style-name="P20"><text:span text:style-name="T2">\section*{PENGANTAR   (</text:span><text:span text:style-name="T14">umat berdiri)}</text:span></text:p>
      <text:p text:style-name="P20"/>
      <text:p text:style-name="P19"><text:span text:style-name="T24">Para Saksi Perkawinan berdiri mendampingi calon mempelai</text:span><text:span text:style-name="T24">. </text:span><text:span text:style-name="T25">Di hadapan calon mempelai berdiri Imam menyampaikan pengantar:</text:span></text:p>
      <text:p text:style-name="P20"/>
      <text:p text:style-name="P20"/>
      <text:p text:style-name="P24"><text:soft-page-break/>\BI{Mempelai yang berbahagia,</text:p>
      <text:p text:style-name="P24"/>
      <text:p text:style-name="P33">         <text:span text:style-name="T42">Kalian datang di tempat ini untuk menerima berkat Tuhan, karena kalian berniat untuk saling mengikat diri dalam hidup perkawinan. </text:span><text:span text:style-name="T37">Para pelayan Gereja dan saudara-saudaramu seiman hadir juga di sini untuk menyaksikan peristiwa penuh rahmat ini. Kristus memberikan berkat melimpah bagi cinta kalian sebagai suami-istri. Ia telah menguduskan kalian dalam pembaptisan dan kini Ia memperkaya serta memperkuat kalian dengan Sakramen Perkawinan ini. Semoga kalian saling mempercayai dan melaksanakan kewajiban-kewajiban hidup perkawinan. </text:span><text:span text:style-name="T42">Kini saya minta kalian menyatakan niat itu di hadapan Gereja.}</text:span></text:p>
      <text:p text:style-name="P20"/>
      <text:p text:style-name="P25">PERNYATAAN MEMPELAI</text:p>
      <text:p text:style-name="P20"/>
      <text:p text:style-name="P19"><text:span text:style-name="T24">Kemudian Imam menanyai Mempelai (M) tentang kehendak bebas, kesetiaan, kesediaan menerima dan mendidik anak mereka. Masing-masing mengungkapkan jawaban pribadi namun diucapkan bersama</text:span><text:span text:style-name="T31">.</text:span><text:span text:style-name="T24">          </text:span></text:p>
      <text:p text:style-name="P20"/>
      <text:p text:style-name="P24">\BI{\camantra dan \camantri sungguhkah kalian dengan hati bebas dan tulus ikhlas hendak meresmikan perkawinan ini?</text:p>
      <text:p text:style-name="P24">\BPLW{Ya, sungguh.}</text:p>
      <text:p text:style-name="P24">\BI{Selama menjalani perkawinan nanti, bersediakah kalian untuk saling mengasihi dan saling menghormati sepanjang hidup?}</text:p>
      <text:p text:style-name="P24">\BPL{Ya, saya bersedia.}</text:p>
      <text:p text:style-name="P20"><text:span text:style-name="T1">\BI{Bersediakah kalian dengan penuh kasih sayang menerima anak-anak yang dianugerahkan Allah kepada kalian, dan mendidik mereka sesuai dengan hukum Kristus dan Gereja-Nya?}</text:span></text:p>
      <text:p text:style-name="P28">\BPLW{Ya, saya bersedia.}</text:p>
      <text:p text:style-name="P20"/>
      <text:p text:style-name="P20"/>
      <text:p text:style-name="P29">\section*{KESEPAKATAN PERKAWINAN / JANJI PERKAWINAN}</text:p>
      <text:p text:style-name="P17"/>
      <text:p text:style-name="P17">\textit{Pada saat ini fotografer dan EO tidak boleh naik ke panti imam atau berjalan-jalan /wira-wiri dan menghalangi pandangan ada untuk mengikuti upacara ini.}</text:p>
      <text:p text:style-name="P4"/>
      <text:p text:style-name="P19"><text:span text:style-name="T29">\textit{Janji dengan berjabat tangan</text:span><text:span text:style-name="T29">. Imam mengajak Calon mempelai Laki-laki (ML) dan Calon mempelai Perempuan (MP) untuk mengungkapkan Kesepakatan Perkawinan.}</text:span></text:p>
      <text:p text:style-name="P20"/>
      <text:p text:style-name="P28">\BI{Untuk mengikrarkan perkawinan kudus ini, silahkan kalian saling berjabatan tangan kanan dan menyatakan kesepakatan kalian di hadapan Allah dan Gereja-Nya.}</text:p>
      <text:p text:style-name="P33">           </text:p>
      <text:p text:style-name="P32">\textit{Kedua calon mempelai saling berhadapan, berjabat tangan kanan, dan sambil bergantian mengucapkan janji masing-masing.}</text:p>
      <text:p text:style-name="P20"/>
      <text:p text:style-name="P20"/>
      <text:p text:style-name="P41"><text:span text:style-name="T5">\BPL{</text:span><text:span text:style-name="T9">Saya \textbf{\camantra}} <text:s/>memilih engkau, \textbf{\camantri}} <text:s/>menjadi istri saya. Saya berjanji untuk setia mengab</text:span><text:span text:style-name="T48">dikan diri kepadamu dalam untung dan malang, di waktu sehat dan sakit. Saya mau mengasihi dan menghormati engkau sepanjang hidup saya.}</text:span></text:p>
      <text:p text:style-name="P20"/>
      <text:p text:style-name="P41"><text:soft-page-break/><text:span text:style-name="T5">\BPL{</text:span><text:span text:style-name="T9">Saya \textbf{\camantri}} <text:s/>memilih engkau, \textbf{\camantra}} <text:s/>menjadi suami saya. Saya berjanji untuk setia mengab</text:span><text:span text:style-name="T48">dikan diri kepadamu dalam untung dan malang, di waktu sehat dan sakit. Saya mau mengasihi dan menghormati engkau sepanjang hidup saya.}</text:span></text:p>
      <text:p text:style-name="P20"/>
      <text:p text:style-name="P4"/>
      <text:p text:style-name="P20"/>
      <text:p text:style-name="P25">\section*{PENERIMAAN KESEPAKATAN PERKAWINAN}</text:p>
      <text:p text:style-name="P20"><text:span text:style-name="T1">\BI{Atas nama Gereja Allah, di hadapan para saksi dan umat Allah yang hadir di sini, saya menegaskan bahwa perkawinan yang telah diresmikan ini adalah perkawinan Katolik yang sah. Semoga bagi kalian berdua </text:span><text:span text:style-name="T34">Sakramen </text:span>Perkawinan <text:span text:style-name="T1">ini menjadi sumber kekuatan dan kebahagiaan. Yang dipersatukan Allah, janganlah diceraikan manusia.}</text:span></text:p>
      <text:p text:style-name="P24">\BU{Amin}</text:p>
      <text:p text:style-name="P24">\BI{Marilah memuji Tuhan.}</text:p>
      <text:p text:style-name="P24">\BU{Syukur kepada Allah.}</text:p>
      <text:p text:style-name="P20"/>
      <text:p text:style-name="P36">\chapter*{RITUS PELENGKAP}</text:p>
      <text:p text:style-name="P20"/>
      <text:p text:style-name="P10">\textit{Ritus ini tidak perlu diiringi nyanyian.}</text:p>
      <text:p text:style-name="P20"/>
      <text:p text:style-name="P25">\section*{PEMBERKATAN DAN PENGENAAN CINCIN}</text:p>
      <text:p text:style-name="P20"><text:span text:style-name="T5">\BI{Ya Tuhan, berkatilah</text:span>✠<text:span text:style-name="T5">kedua cincin ini. Semoga kedua mempelai yang mengenakannya tetap bersatu dalam kesetiaan; tinggal dalam damai menurut kehendak-Mu; saling mengasihi dan menghormati. </text:span><text:span text:style-name="T1">Semoga mereka selalu hidup dalam cinta kasih satu sama lain. Dengan pengantaraan Kristus, Tuhan kami.}</text:span></text:p>
      <text:p text:style-name="P20"/>
      <text:p text:style-name="P10">\textit{Imam menyerahkan cincin mempelai  perempuan kepada mempelai laki-laki sambil berkata:}</text:p>
      <text:p text:style-name="P24"><text:span text:style-name="T21"/></text:p>
      <text:p text:style-name="P24">\BI{\camantra<text:span text:style-name="T10">,</text:span> kenakanlah cincin ini pada jari istrimu sebagai lambang cinta dan kesetiaan.}</text:p>
      <text:p text:style-name="P20"/>
      <text:p text:style-name="P33"><text:span text:style-name="T44">\textit{Mempelai laki-laki mengenakan cincin pada jari manis tangan kanan mempelai perempuan.}</text:span></text:p>
      <text:p text:style-name="P20"/>
      <text:p text:style-name="P24">\BPL{\camantri<text:span text:style-name="T10">,</text:span> terimalah cincin ini sebagai lambang cinta dan kesetiaanku kepadamu.</text:p>
      <text:p text:style-name="P33">            <text:span text:style-name="T42">Dalam nama Bapa, dan Putra, dan Roh Kudus.}</text:span></text:p>
      <text:p text:style-name="P20"/>
      <text:p text:style-name="P10">\textit{Lalu Imam menyerahkan cincin mempelai  laki-laki kepada mempelai perempuan sambil berkata:}</text:p>
      <text:p text:style-name="P4"/>
      <text:p text:style-name="P24">\BI{\camantri<text:span text:style-name="T10">,</text:span> kenakanlah cincin ini pada jari suamimu sebagai lambang cinta dan kesetiaan.}</text:p>
      <text:p text:style-name="P20"/>
      <text:p text:style-name="P33"><text:span text:style-name="T44">\textit{Mempelai perempuan mengenakan cincin pada jari manis tangan kanan mempelai laki-laki.}</text:span></text:p>
      <text:p text:style-name="P20"/>
      <text:p text:style-name="P24">\BPW{\camantra, terimalah cincin ini sebagai lambang cinta dan kesetiaanku kepadamu.</text:p>
      <text:p text:style-name="P33">            <text:span text:style-name="T42">Dalam nama Bapa, dan Putra, dan Roh Kudus.}</text:span></text:p>
      <text:p text:style-name="P20"/>
      <text:p text:style-name="P20"/>
      <text:p text:style-name="P20"/>
      <text:p text:style-name="P34"><text:span text:style-name="T20">\subsection*{Penyerahan Kitab Suci, Salib, dan Rosario</text:span><text:a xlink:type="simple" xlink:href="http://www.blogger.com/post-create.g?blogID=334225927294605099#_ftn14" office:name="_ftnref14"><text:span text:style-name="T33">}</text:span></text:a></text:p>
      <text:p text:style-name="P20"><text:soft-page-break/></text:p>
      <text:p text:style-name="P33"><text:span text:style-name="T44">\B</text:span><text:span text:style-name="T42">I{Ya Tuhan, berkatilah Kitab Suci, Salib dan Rosario ini agar menjadi tanda kehadiranMu serta Bunda Maria di tengah keluarga ini dan</text:span><text:span text:style-name="T39"> </text:span><text:span text:style-name="T42">memberikan dorongan untuk saling berkorban demi kebahagiaan</text:span></text:p>
      <text:p text:style-name="P33">         <text:span text:style-name="T42">pasangannya.† Dalam nama Bapa dan Putera dan Roh Kudus}</text:span></text:p>
      <text:p text:style-name="P20"/>
      <text:p text:style-name="P43">\textit{kemudian Orangtua (OT) menyerahkannya kepada kedua mempelai.}</text:p>
      <text:p text:style-name="P20"/>
      <text:p text:style-name="P24">\BOT{Anak-anak yang terkasih, terimalah Kitab Suci, Salib, dan Rosario ini sebagai bekal perjalanan hidup Perkawinan. Baik dalam suka maupun duka, pergunakanlah semua ini dengan semestinya. Tuhan akan selalu mendampingi langkah kalian. Doa kami pun selalu menyertai kalian.}</text:p>
      <text:p text:style-name="P24">\BPLW{Terima kasih.}</text:p>
      <text:p text:style-name="P20"/>
      <text:p text:style-name="P20"><text:span text:style-name="T4">\section*{</text:span><text:span text:style-name="T2">DOA UMAT  </text:span><text:span text:style-name="T4">(</text:span><text:span text:style-name="T3">umat berdiri)}</text:span></text:p>
      <text:p text:style-name="P20"/>
      <text:p text:style-name="P24">\BI{{Saudara-saudari terkasih, Tuhan telah berkenan menyempurnakan dan menguduskan cinta \camnatra dan \camantri, maka sambil mengenangkan anugerah kebaikan dan cinta istimewa yang telah mereka terima marilah kita menyerahkan mereka kepada Tuhan melalui doa-doa ini.}</text:p>
      <text:p text:style-name="P24">\BP{Semoga \camantra dan \camantri yang baru saja dipersatukan dalam perkawinan suci selalu dikaruniai kesehatan jiwa dan raga. Marilah kita mohon.}</text:p>
      <text:p text:style-name="P24">\BU{Ya Tuhan, dengarkanlah doa kami.}</text:p>
      <text:p text:style-name="P24">\BP{Semoga Tuhan, yang memberkati perkawinan di Kana melalui kehadiran-Nya, senantiasa juga menjaga pasangan ini agar selalu setia pada janji perkawinan mereka. Marilah kita mohon.}</text:p>
      <text:p text:style-name="P24">\BU{Ya Tuhan, dengarkanlah doa kami.}</text:p>
      <text:p text:style-name="P24">\BP{Semoga cinta mereka akan berbuah dan menjadi sempurna. Semoga mereka dapat saling mendukung dalam damai dan saling membantu, serta, sebagai orang kristiani, mereka dapat menjadi saksi Injil.  Marilah kita mohon.}</text:p>
      <text:p text:style-name="P24">\BU{Ya Tuhan, dengarkanlah doa kami.}</text:p>
      <text:p text:style-name="P24">\BP{Semoga umat Allah tumbuh dari hari ke hari dalam keutamaan dan semoga semua orang yang berbeban berat dapat mendapat kekuatan dalam rahmat suci Allah. Marilah kita mohon.}</text:p>
      <text:p text:style-name="P24">\BU{Ya Tuhan, dengarkanlah doa kami.}</text:p>
      <text:p text:style-name="P24">\BP{Semoga rahmat Sakramen Perkawinan dari semua pasangan suami-istri yang hadir di sini diperbarui oleh Roh Kudus. Marilah kita mohon.}</text:p>
      <text:p text:style-name="P24">\BU{Ya Tuhan, dengarkanlah doa kami.}</text:p>
      <text:p text:style-name="P24">\BI{Ya Tuhan, utuslah Roh cinta-Mu atas pasangan yang berbahagia ini, agar mereka menjadi sehati dan sejiwa. Jangan biarkan sesuatu menganggu kebahagiaan mereka, karena Engkaulah yang telah memberkati mereka. Jangan biarkan pula mereka terpisah, karena Engkaulah yang telah mempersatukan mereka. Dengan pengantaraan Kristus, Tuhan kami.}</text:p>
      <text:p text:style-name="P24">\BU{Amin.}</text:p>
      <text:p text:style-name="P20"/>
      <text:p text:style-name="P36">\chapter*{LITURGI EKARISTI}</text:p>
      <text:p text:style-name="P20"/>
      <text:p text:style-name="P20"><text:span text:style-name="T2">\section*{PERARAKAN PERSEMBAHAN</text:span>          <text:span text:style-name="T1">(</text:span><text:span text:style-name="T13">umat duduk)}</text:span></text:p>
      <text:p text:style-name="P24">\textit{Diringi dengan nyanyian liturgis yang sesuai dengan liturgi ini.</text:p>
      <text:p text:style-name="P19"><text:span text:style-name="T28"/></text:p>
      <text:p text:style-name="P19"><text:soft-page-break/><text:span text:style-name="T28">Kedua mempelai mengantar sendiri roti dan anggur dan para petugas atau kerabat mereka menyertai dengan membawa bahan-bahan persembahan yang lain}</text:span></text:p>
      <text:p text:style-name="P20"/>
      <text:p text:style-name="P25">\section*{DOA PERSIAPAN PERSEMBAHAN            umat berdiri}</text:p>
      <text:p text:style-name="P20"/>
      <text:p text:style-name="P24">\BI{Berdoalah, Saudara-saudari, supaya persembahanku dan persembahanmu berkenan kepada Allah, Bapa yang mahakuasa.}</text:p>
      <text:p text:style-name="P24">\BU{Semoga persembahan ini diterima demi kemuliaan Tuhan dan keselamatan kita, serta seluruh umat Allah yang kudus.}</text:p>
      <text:p text:style-name="P24">\BI{Ya Tuhan, terimalah kurban yang kami persembahkan untuk perjanjian perkawinan yang suci ini. Engkaulah yang memungkinkan pelaksanaannya. Semoga Engkau juga yang mengatur kelangsungannya dengan bijaksana. Dengan pengantaraan Kristus, Tuhan kami.}</text:p>
      <text:p text:style-name="P20"/>
      <text:p text:style-name="P23">\section*{DOA SYUKUR AGUNG            <text:span text:style-name="T10">umat /berdiri}</text:span></text:p>
      <text:p text:style-name="P20"/>
      <text:p text:style-name="P20"><text:span text:style-name="T2">\subsection*{Prefasi Perkawinan, </text:span><text:span text:style-name="T3">Martabat Perjanjian Perkawinan}</text:span></text:p>
      <text:p text:style-name="P24">\BI{Tuhan sertamu}</text:p>
      <text:p text:style-name="P24">\BU{Dan sertamu juga}</text:p>
      <text:p text:style-name="P24">\BI{Marilah mengarhkan hati kepada Tuhan}</text:p>
      <text:p text:style-name="P24">\BU{Sudah kami arahkan}</text:p>
      <text:p text:style-name="P24">\BI{Marilah bersyukur kepada Tuhan Allah kita}</text:p>
      <text:p text:style-name="P20"><text:span text:style-name="T1">\BU{Sudah layak dan sepantasny</text:span>a}</text:p>
      <text:p text:style-name="P24">\BI{Sungguh layak dan benar, pantas dan menyelamatkan, bahwa kami selalu dan di mana pun bersyukur kepada-Mu, Tuhan, Bapa yang kudus, Allah yang Mahakuasa dan kekal:</text:p>
      <text:p text:style-name="P7"/>
      <text:p text:style-name="P7">Engkau menjalin janji perkawinan dengan tali kerukunan yang lembut dan dengan ikatan damai yang tak terpusutkan, agar kesuburan yang murni dari pasangan-pasangan suci menambah jumlah anak-anak angkat-Mu.</text:p>
      <text:p text:style-name="P7"/>
      <text:p text:style-name="P7">Sebab, oleh penyelenggaraan dan kasih karunia-Mu, ya Tuhan, secara mengagumkan Engkau mengatur agar keturunan yang dilahirkan untuk memenuhi bumi menambah jumlah anggota Gereja oleh kelahiran kembali dengan pengantaraan Krsitus, Tuhan kami.</text:p>
      <text:p text:style-name="P7"/>
      <text:p text:style-name="P7">Dengan pengantaraan Kristu itu, para malaikat memuji keagungan-Mu bersama segala kuasa surga. Maka kami pun bersembah sujud memuliakan Dikau bersama mereka dengan bernyanyi/berseru:}</text:p>
      <text:p text:style-name="P20"/>
      <text:p text:style-name="P25">\subsection*{Kudus}</text:p>
      <text:p text:style-name="P20"/>
      <text:p text:style-name="P19"><text:span text:style-name="T28">\textit{Nama para mempelai dapat disebut dalam Doa-doa Syukur Agung. Berikut ini adalah rumusan tambahan yang harus disisipkan dalam Doa Syukur Agung yang telah dipilih }</text:span></text:p>
      <text:p text:style-name="P20"/>
      <text:p text:style-name="P20"><text:span text:style-name="T2">\section*{DOA SYUKUR AGUNG II </text:span><text:span text:style-name="T49">umat berlutut}</text:span></text:p>
      <text:p text:style-name="P20"/>
      <text:p text:style-name="P31">\textit{Setelah kata-kata “dan semua pelayan sabda-Mu” ditambahkan.}</text:p>
      <text:p text:style-name="P24"><text:soft-page-break/>\BI{Ingatlah juga, ya Tuhan, akan hamba-hamba-Mu, \camantra dan \camantri ini, yang telah Engkau antar sampai pada hari perkawinan ini. Semoga dengan bantuan rahmat-Mu mereka saling mencintai dan hidup rukun.}</text:p>
      <text:p text:style-name="P20"/>
      <text:p text:style-name="P20"><text:span text:style-name="T2">\section*{BAPA KAMI”</text:span>   <text:span text:style-name="T1">(</text:span><text:span text:style-name="T3">umat berdiri)}</text:span></text:p>
      <text:p text:style-name="P20"/>
      <text:p text:style-name="P10">\textit{Imam mengajak umat untuk bersama-sama mengucapkan atau menyanyikan doa Tuhan, “Bapa Kami”.<text:span text:style-name="T12">Embolisme-Doksologi ditiadakan</text:span>. Setelah doa “Bapa Kami” Imam berdiri di hadapan kedua mempelai yang berlutut di tempat mereka atau di depan altar.}</text:p>
      <text:p text:style-name="P20"/>
      <text:p text:style-name="P20"><text:span text:style-name="T6">\section*{BERKAT UNTUK MEMPELAI    </text:span><text:span text:style-name="T18">umat berdiri,  mempelai berlutut}</text:span></text:p>
      <text:p text:style-name="P20"/>
      <text:p text:style-name="P9">\textit{Sambil mengatupkan tangan Imam memberi pengantar dan mengajak semua untuk hening sejenak.}</text:p>
      <text:p text:style-name="P20"/>
      <text:p text:style-name="P34"><text:span text:style-name="T22">\BI{Saudara-saudari terkasih, marilah kita berdoa dengan rendah hati agar Tuhan berkenan melimpahkan anugerah berkat-Nya atas hamba-hamba-Nya ini yang sudah menikah dalam Kristus; dan yang sudah diikat-Nya dengan janji suci (dengan Sakramen Tubuh dan Darah Kristus) serta dibuat-Nya sehati sejiwa dalam satu kasih.</text:span><text:a xlink:type="simple" xlink:href="http://www.blogger.com/post-create.g?blogID=334225927294605099#_ftn19" office:name="_ftnref19"><text:span text:style-name="T32">}</text:span></text:a></text:p>
      <text:p text:style-name="P20"/>
      <text:p text:style-name="P33"><text:span text:style-name="T45">\textit{Hening}</text:span></text:p>
      <text:p text:style-name="P20"/>
      <text:p text:style-name="P48"><text:span text:style-name="T5">\textit{Imam mengulurkan kedua tangannya di atas mempelai dan mengucapkan atau menyanyikan doa berikut.}</text:span></text:p>
      <text:p text:style-name="P22">\BI{Ya Allah , dengan kuat kuasa-Mu, Engkau telah menciptakan segala sesuatu dari ketiadaan. Setelah Engkau mengatur awal mula alam semesta dan menciptakan manusia menurut citra-Mu, Engkau pun menetapkan bagi laki-laki seorang perempuan sebagai penolong yang tak terpisahkan. Mereka bukan lagi dua melainkan satu daging, dan Engkau mengajarkan bahwa yang sudah dipersatukan tidak pernah boleh diceraikan oleh manusia.</text:p>
      <text:p text:style-name="P20"/>
      <text:p text:style-name="P33">            <text:span text:style-name="T37">Ya Allah, Engkau telah menguduskan ikatan perkawinan dengan misteri yang begitu luhur, sehingga dalam janji perkawinan Engkau memperlambangkan sakramen hubungan Kristus dengan Gereja.</text:span></text:p>
      <text:p text:style-name="P20"/>
      <text:p text:style-name="P33">            <text:span text:style-name="T37">Ya Allah, di dalam Engkau perempuan bersatu dengan laki-laki, dan komunitas insani yang pertama, yaitu keluarga, dianugerahi dengan berkat yang tidak bisa ditiadakan oleh apa pun: tidak oleh kutukan dosa asal, tidak pula oleh hukuman air bah.</text:span></text:p>
      <text:p text:style-name="P20"/>
      <text:p text:style-name="P33">            <text:span text:style-name="T37">Pandanglah dengan rela hamba-hamba-Mu ini, yang setelah menjalin persekutuan perkawinan, mereka tetap mengharapkan berkat dan perlindungan-Mu. Curahkanlah anugerah Roh Kudus ke atas mereka agar mereka tetap setia dalam ikatan perkawinan karena kasih-Mu yang dituangkan ke dalam hati mereka.</text:span></text:p>
      <text:p text:style-name="P20"/>
      <text:p text:style-name="P33">            <text:span text:style-name="T37">Penuhilah hati hamba-Mu, \camantri, mempelai perempuan ini, dengan rahmat cinta dan damai. Semoga ia mengikuti teladan hidup perempuan-perempuan kudus yang dipuji di dalam Kitab Suci.</text:span></text:p>
      <text:p text:style-name="P20"/>
      <text:p text:style-name="P33"><text:soft-page-break/>            <text:span text:style-name="T37">Semoga hati \camantra suaminya tertambat padanya dan dia diterima sebagai teman hidup yang sederajat. Semoga ia mendapinginya dengan rasa hormat yang pantas dan senantiasa mencintainya, dengan kasih Kristus sendiri, yang mencintai Gereja-Nya.</text:span></text:p>
      <text:p text:style-name="P20"/>
      <text:p text:style-name="P33">            <text:span text:style-name="T37">Maka kami mohon kepada-Mu, ya Tuhan, semoga hamba-hamba-Mu ini tetap tinggal dalam ikatan iman dan pelaksanaan hukum-Mu. Semoga mereka yang sudah dipersatukan sebagai suami-istri menjadi orang-orang terpandang karena kesempurnaan peri hidup mereka. Semoga mereka yang telah diteguhkan oleh Injil menjadi saksi Kristus yang baik di hadapan semua orang. Semoga mereka mendapat keturunan, menjadi orangtua yang patut dicontoh karena kebajikan, dan boleh melihat cucu-cicit mereka.</text:span></text:p>
      <text:p text:style-name="P20"/>
      <text:p text:style-name="P33">            <text:span text:style-name="T37">Akhirnya, semoga mereka mencapai usia lanjut, dan masuk ke dalam kehidupan para kudus di dalam kerajaan surga. Dengan pengantaraan Kristus, Tuhan kami.}</text:span></text:p>
      <text:p text:style-name="P22">\BU{Amin.}</text:p>
      <text:p text:style-name="P20"/>
      <text:p text:style-name="P20"><text:span text:style-name="T56">\section*{</text:span><text:span text:style-name="T46">SALAM DAMAI            (</text:span><text:span text:style-name="T16">umat dan mempelai berdiri)}</text:span></text:p>
      <text:p text:style-name="P20"/>
      <text:p text:style-name="P30">\textit{Imam mengungkapkan salam berikut ini.}</text:p>
      <text:p text:style-name="P20"/>
      <text:p text:style-name="P22">\BI{Damai Tuhan bersamamu}</text:p>
      <text:p text:style-name="P22">\BU{Dan bersama rohmu.}</text:p>
      <text:p text:style-name="P20"/>
      <text:p text:style-name="P34"><text:span text:style-name="T23">\textit{Kemudian Imam memberi salam kepada mempelai dan orangtua mereka. Mempelai dan seluruh umat dapat saling mengungkapkan tanda damai dan cinta kasih, khususnya kepada Umat di sekitarnya yang dapat dijangkau.</text:span><text:a xlink:type="simple" xlink:href="http://www.blogger.com/post-create.g?blogID=334225927294605099#_ftn21" office:name="_ftnref21"><text:span text:style-name="T31">}</text:span></text:a></text:p>
      <text:p text:style-name="P20"/>
      <text:p text:style-name="P23">\section*{PEMECAHAN HOSTI}</text:p>
      <text:p text:style-name="P20">\subsection*{Anak Domba Allah}</text:p>
      <text:p text:style-name="P4"/>
      <text:p text:style-name="P23">\section*{KOMUNI}</text:p>
      <text:p text:style-name="P23"/>
      <text:p text:style-name="P19"><text:span text:style-name="T30">\textit{Kedua mempelai, orangtua, saudara sekandung mereka, dan para saksi dapat menerima komuni dalam dua rupa.</text:span><text:span text:style-name="T27"> </text:span><text:span text:style-name="T30">Antara kedua mempelai, dan juga umat, tidak diizinkan mengambil sendiri, saling memberikan, ataupun saling menyuapkan hosti kudus dan piala.</text:span><text:a xlink:type="simple" xlink:href="http://www.blogger.com/post-create.g?blogID=334225927294605099#_ftn23" office:name="_ftnref23"><text:span text:style-name="T26">}</text:span></text:a></text:p>
      <text:p text:style-name="P20"/>
      <text:p text:style-name="P38"><text:span text:style-name="T5">\section*{DOA SESUDAH KOMUNI}</text:span></text:p>
      <text:p text:style-name="P20"/>
      <text:p text:style-name="P22">\BI{Marilah kita berdoa.</text:p>
      <text:p text:style-name="P33">  </text:p>
      <text:p text:style-name="P33">          <text:span text:style-name="T37">Ya Tuhan, kami telah mengambil bagian pada meja perjamuan-Mu. Kami mohon semoga mereka yang telah dipersatukan dengan Sakramen Perkawinan senantiasa berpusat pada-Mu, dan memaklumkan nama-Mu kepada semua orang. </text:span><text:span text:style-name="T42">Dengan pengantaraan Kristus, Tuhan kami.}</text:span></text:p>
      <text:p text:style-name="P24">\BU{Amin.}</text:p>
      <text:p text:style-name="P20"/>
      <text:p text:style-name="P21"/>
      <text:p text:style-name="P36">\chapter*{RITUS PENUTUP}</text:p>
      <text:p text:style-name="P20"><text:soft-page-break/></text:p>
      <text:p text:style-name="P20"><text:span text:style-name="T2">\section*{BERKAT MERIAH</text:span><text:span text:style-name="T4">}</text:span></text:p>
      <text:p text:style-name="P20"/>
      <text:p text:style-name="P24">\BI{Saudara-saudari, marilah kita mengakhiri perayaan ini dengan memohon berkat Tuhan.}</text:p>
      <text:p text:style-name="P20"/>
      <text:p text:style-name="P24">\BI{Semoga Allah Bapa yang kekal memelihara kalian dalam cinta kasih dan kerukunan, supaya damai Kristus senantiasa tinggal dalam diri dan dalam rumah kalian.}</text:p>
      <text:p text:style-name="P24">\BU{Amin.}</text:p>
      <text:p text:style-name="P20"/>
      <text:p text:style-name="P24">\BI{Semoga kalian diberkati dengan keturunan, memperoleh penghiburan dari para sahabat dan kenalan, dan hidup dalam damai sejati dengan semua orang.}</text:p>
      <text:p text:style-name="P24">\BU{Amin.}</text:p>
      <text:p text:style-name="P20"/>
      <text:p text:style-name="P24">\BI{Semoga kalian menjadi saksi kasih Allah dalam dunia, dan berhati dermawan bagi mereka yang menderita dan berkekurangan, agar kelak mereka menyambut kalian dengan penuh terima kasih ke dalam kediaman Allah yang kekal.}</text:p>
      <text:p text:style-name="P24">\BU{Amin.}</text:p>
      <text:p text:style-name="P20"/>
      <text:p text:style-name="P20"><text:span text:style-name="T1">\BI{Dan semoga saudara sekalian yang hadir di sini diberkati oleh Allah yang mahakuasa: Bapa</text:span>✠<text:span text:style-name="T1">dan Putra dan Roh Kudus.}</text:span></text:p>
      <text:p text:style-name="P24">\BU{Amin.}</text:p>
      <text:p text:style-name="P20"/>
      <text:p text:style-name="P25">PENGUTUSAN</text:p>
      <text:p text:style-name="P20"/>
      <text:p text:style-name="P22"><text:span text:style-name="T1">\BI{</text:span>Saudara-saudari terkasih, dengan ini Perayaan Ekaristi dan Perkawinan \camantra dan <text:s/>\camantri sudah selesai.}</text:p>
      <text:p text:style-name="P22"><text:span text:style-name="T1">\BU{</text:span>Syukur kepada Allah.}</text:p>
      <text:p text:style-name="P20"/>
      <text:p text:style-name="P22"><text:span text:style-name="T1">\BI{</text:span>Marilah pergi, kita diutus (dan memberi kesaksian tentang kebaikan Tuhan).}</text:p>
      <text:p text:style-name="P22"><text:span text:style-name="T1">\BU{</text:span>Amin.}</text:p>
      <text:p text:style-name="P20"/>
      <text:p text:style-name="P23">\section*{PENYERAHAN KELUARGA KEPADA BUNDA MARIA}</text:p>
      <text:p text:style-name="P48"><text:span text:style-name="T57"/></text:p>
      <text:p text:style-name="P48"><text:span text:style-name="T5">Jika dikehendaki kedua mempelai dapat berdoa di hadapan patung bunda Maria, atau Keluarga Kudus Nazaret, atau patung devosional lain yang sesuai. Imam beserta saksi dapat mendampingi mereka.</text:span></text:p>
      <text:p text:style-name="P20"/>
      <text:p text:style-name="P22">\subsection*{PENANDATANGANAN SURAT PERKAWINAN}</text:p>
      <text:p text:style-name="P19"><text:span text:style-name="T23">\textit{Kedua mempelai, para saksi, dan Imam menandatangani Surat Perkawinan gerejawi pada meja yang sudah disediakan di hadapan umat, bukan pada meja alta. Acara ini dapat diiringi nyanyian yang sesuai. Dapat pula acara ini dilaksanakan di secretariat paroki menurut kebiasaan setempat.}</text:span></text:p>
      <text:p text:style-name="P20"/>
      <text:p text:style-name="P22">\subsection*{PERARAKAN KELUAR ( <text:span text:style-name="T10">umat berdiri)}</text:span></text:p>
      <text:p text:style-name="P4"><text:span text:style-name="T17">\textit{Imam dan para pelayan menghormati altar, lalu meninggalkan gereja/tempat perayaan menuju sakristi. Kedua mempelai beserta keluarga berarak meninggalkan gereja/tempat perayaan. </text:span><text:span text:style-name="T19">Dapat diiringi nyanyian.}</text:span></text:p>
      <text:p text:style-name="P5"/>
      <text:p text:style-name="P5"><text:soft-page-break/><text:span text:style-name="T53"/></text:p>
      <text:p text:style-name="P4"/>
      <text:p text:style-name="P16">DOA DI DEPAN BUNDA MARIA</text:p>
      <text:p text:style-name="P4"/>
      <text:p text:style-name="P4"><text:span text:style-name="T51">Ya, Bunda Maria, Bunda tersuci, pandanglah kami berdua yang sangat berbahagia pada hari ini. Betapa tak terkatakan rasa syukur dan terima kasih kami, atas semua yang telah kami terima. </text:span><text:span text:style-name="T55">Terutama bimbingan tangan Puteramu, Yesus Kristus yang telah mempersatukan kami.</text:span></text:p>
      <text:p text:style-name="P4"/>
      <text:p text:style-name="P12">Bunda Maria, kami tahu saat ini baru merupakan awal dari semuanya yang masih harus kami jalani. Kami sadar bahwa perjalanan ini masih jauh dan panjang. Di hadapan kami masih banyak sekali hambatan kesulitan, kekecewaan dan goncangan. Oleh karena itu kami mohon selalu bantuan doamu ya Bunda Maria.</text:p>
      <text:p text:style-name="P4"/>
      <text:p text:style-name="P12">Tuntunlah kami pula dalam mendidik anak-anak yang akan dipercayakan kepada kami, sehingga kelak kami boleh melanjutkan kebahagiaan kami di dunia ini, di dalam kebahagiaan bersama dalam Kerajaan Bapa.</text:p>
      <text:p text:style-name="P4"/>
      <text:p text:style-name="P13">Salam Maria ………</text:p>
      <text:p text:style-name="P13">Kemuliaan…………</text:p>
      <text:p text:style-name="P6"/>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 svg:font-family="'Arial Narrow', sans-serif"/>
    <style:font-face style:name="Arial1" svg:font-family="Arial, Tahoma, Helvetica, FreeSans, sans-serif"/>
    <style:font-face style:name="Bookman Old Style" svg:font-family="'Bookman Old Style', serif"/>
    <style:font-face style:name="Lohit Hindi1" svg:font-family="'Lohit Hindi'"/>
    <style:font-face style:name="Times New Roman1" svg:font-family="'Times New Roman', serif"/>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hanes Suyanto</meta:initial-creator>
    <meta:creation-date>2012-06-20T11:50:04</meta:creation-date>
    <dc:date>2012-06-20T14:58:40</dc:date>
    <dc:creator>Yohanes Suyanto</dc:creator>
    <meta:editing-duration>PT1H6M27S</meta:editing-duration>
    <meta:editing-cycles>42</meta:editing-cycles>
    <meta:generator>LibreOffice/3.5$Linux_x86 LibreOffice_project/350m1$Build-13</meta:generator>
    <meta:document-statistic meta:table-count="0" meta:image-count="0" meta:object-count="0" meta:page-count="12" meta:paragraph-count="225" meta:word-count="3116" meta:character-count="23088" meta:non-whitespace-character-count="21274"/>
  </office:meta>
</office:document-meta>
</file>